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6773d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6773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Rampage14-uma-pv</text:span></text:p>
      <text:p text:style-name="P7"><text:span text:style-name="T3">--SN: </text:span><text:span text:style-name="T2">ABC3240023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1398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1:23:40.122912399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14" meta:non-whitespace-character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9-18" calcext:value-type="date">
            <text:p>2013-09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9-19" calcext:value-type="date">
            <text:p>2013-09-1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9-20" calcext:value-type="date">
            <text:p>2013-09-20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1:22:27.447260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